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subtitle">
      <style:graphic-properties draw:fill-color="#ffffff" draw:auto-grow-height="true" fo:min-height="16.84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79cm"/>
    </style:style>
    <style:style style:name="pr5" style:family="presentation" style:parent-style-name="lyt-aqua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1" draw:layer="layout" svg:width="25.199cm" svg:height="16.841cm" svg:x="1.4cm" svg:y="0.837cm" presentation:class="subtitle" presentation:user-transformed="true">
          <draw:text-box>
            <text:p text:style-name="P1"><text:span text:style-name="T1">Cups</text:span></text:p>
            <text:p text:style-name="P1"><text:span text:style-name="T1">Impressão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Professor: Gabriel Fedel</text:p>
            <text:p text:style-name="P1">professor@fedel.net.b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ressão no Linux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O principal sistema de impressão no Linux é o CUPS – Common UNIX Printing System</text:p>
                <text:p/>
              </text:list-item>
              <text:list-item>
                <text:p>Converte uma page description (gerada por um programa) em algo que a impressora enten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ressão no Linux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O CUPS se esforça para esconder todo o processo, e normalmente só precisa configura-lo no primeiro uso de uma impressora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Instalando e <text:s/>Iniciando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header>
                <text:p>apt-get install cups cups-client</text:p>
                <text:p/>
                <text:p>/etc/init.d/cups star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nfigurando o server para ser acessível pela rede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Arquivo /etc/cups/cupsd.conf</text:p>
                <text:p/>
                <text:p>Listen 192.168.x.x:631</text:p>
                <text:p>(...)</text:p>
                <text:p>BrowseAllow @LOCAL</text:p>
                <text:p>(…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nfigurando o server para ser acessível pela rede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Arquivo /etc/cups/cupsd.conf</text:p>
                <text:p/>
                <text:p>&lt;Location&gt;</text:p>
                <text:p>Order allow,deny</text:p>
                <text:p>Allow localhost</text:p>
                <text:p>Allow 192.168.*.*</text:p>
                <text:p>&lt;/Location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nfigurando o server para ser acessível pela rede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Arquivo /etc/cups/cupsd.conf</text:p>
                <text:p/>
                <text:p>&lt;Location /admin&gt;</text:p>
                <text:p>Order allow,deny</text:p>
                <text:p>Allow localhost</text:p>
                <text:p>Allow 192.168.*.*</text:p>
                <text:p>&lt;/Location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nfigurando uma impressora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<text:a xlink:href="http://localhost:631/" xlink:type="simple">http://localhost:631</text:a></text:p>
                <text:p/>
              </text:list-item>
              <text:list-item>
                <text:p>Modificar permissão para uso do cups:</text:p>
                <text:list>
                  <text:list-item>
                    <text:p>sudo adduser aluno lpadmin</text:p>
                  </text:list-item>
                </text:list>
                <text:p/>
              </text:list-item>
              <text:list-item>
                <text:p>Possibilidade de instalar impressoras remota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Alguns comandos utei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Lpstat -d</text:p>
                <text:list>
                  <text:list-item>
                    <text:p>Verifica a impressora padrão</text:p>
                    <text:p/>
                  </text:list-item>
                </text:list>
              </text:list-item>
              <text:list-item>
                <text:p>Lpq</text:p>
                <text:list>
                  <text:list-item>
                    <text:p>Fila de impres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Imprimindo para pdf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Necessário instalar módulo</text:p>
                <text:list>
                  <text:list-item>
                    <text:p>apt-get install cups-pdf</text:p>
                    <text:p/>
                  </text:list-item>
                </text:list>
              </text:list-item>
              <text:list-item>
                <text:p>Voltar e configurar a cups-pdf como impressora pdf</text:p>
                <text:list>
                  <text:list-item>
                    <text:p>Manufacturer --&gt; Generic,</text:p>
                  </text:list-item>
                  <text:list-item>
                    <text:p>Model --&gt; postscript color printer rev4,</text:p>
                  </text:list-item>
                  <text:list-item>
                    <text:p>Driver --&gt; Stand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Imprimindo de Sistemas Window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Necessário instalar o Samba</text:p>
                <text:p/>
              </text:list-item>
              <text:list-item>
                <text:p>apt-get install samba</text:p>
                <text:p/>
              </text:list-item>
              <text:list-item>
                <text:p>Configurar o /etc/cups/cupsd.con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Problemas com drivers de impressão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http://wiki.debian.org/SystemPrinting#No_Printer_Driv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header>
                <text:p/>
              </text:list-header>
              <text:list-item>
                <text:p>Debian Wiki</text:p>
                <text:p/>
              </text:list-item>
              <text:list-item>
                <text:p>Debian Admin (http://www.debianadmin.com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4" style:display-name="Título 4" style:family="graphic">
      <style:paragraph-properties fo:margin-top="0cm" fo:margin-bottom="0cm" style:line-height-at-least="0.31cm" fo:text-align="justify" style:text-autospace="none" style:writing-mode="lr-tb"/>
      <style:text-properties style:use-window-font-color="true"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" style:display-name="Título 7" style:family="graphic">
      <style:paragraph-properties fo:margin-top="0.623cm" fo:margin-bottom="0cm" fo:text-align="start" style:text-autospace="none" style:writing-mode="lr-tb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Título_20_4_20_Char" style:display-name="Título 4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1" style:display-name="Normal (Web)1" style:family="graphic">
      <style:paragraph-properties fo:margin-top="0cm" fo:margin-bottom="0.561cm" style:line-height-at-least="0.3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biblio" style:family="graphic">
      <style:paragraph-properties fo:margin-top="0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Corpo_20_de_20_texto_20_recuado" style:display-name="Corpo de texto recuado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/>
    </style:style>
    <style:style style:name="ementa" style:family="graphic">
      <style:paragraph-properties fo:margin-left="0cm" fo:margin-right="0cm" fo:margin-top="0cm" fo:margin-bottom="0cm" style:line-height-at-least="0.31cm" fo:text-align="justify" fo:text-indent="0cm" style:text-autospace="none" style:writing-mode="lr-tb">
        <style:tab-stops>
          <style:tab-stop style:position="21.611cm"/>
        </style:tab-stops>
      </style:paragraph-properties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básica" style:family="graphic">
      <style:paragraph-properties fo:margin-top="0.374cm" fo:margin-bottom="0.374cm" style:line-height-at-least="0.31cm" fo:text-align="start" style:text-autospace="none" style:writing-mode="lr-tb"/>
      <style:text-properties fo:color="#00000a" style:font-name="Bookman Old Style" fo:font-family="'Bookman Old Style'" style:font-family-generic="roman" style:font-pitch="variable" fo:font-size="10pt" fo:font-style="normal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Disciplina" style:family="graphic">
      <style:paragraph-properties fo:margin-top="0.746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Índice" style:family="graphic">
      <style:paragraph-properties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name-asian="Lohit Hindi1" style:font-family-asian="'Lohit Hindi'" style:font-pitch-asian="variable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Corpo_20_de_20_texto" style:display-name="Corpo de texto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ino </meta:initial-creator>
    <meta:creation-date>2013-03-04T21:13:11</meta:creation-date>
    <dc:date>2014-08-20T16:17:11.992581121</dc:date>
    <meta:editing-duration>PT8H20M15S</meta:editing-duration>
    <meta:editing-cycles>92</meta:editing-cycles>
    <meta:generator>LibreOffice/4.2.4.2$Linux_X86_64 LibreOffice_project/63150712c6d317d27ce2db16eb94c2f3d7b699f8</meta:generator>
    <dc:creator>Kropotkin </dc:creator>
    <meta:document-statistic meta:object-count="83"/>
  </office:meta>
</office:document-meta>
</file>